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ea95" officeooo:paragraph-rsid="000cea95"/>
    </style:style>
    <style:style style:name="P2" style:family="paragraph" style:parent-style-name="Standard">
      <style:text-properties fo:language="en" fo:country="US" officeooo:rsid="000cea95" officeooo:paragraph-rsid="000cea95"/>
    </style:style>
    <style:style style:name="P3" style:family="paragraph" style:parent-style-name="Standard">
      <style:text-properties fo:language="en" fo:country="US" style:text-underline-style="none" officeooo:rsid="000cea95" officeooo:paragraph-rsid="000cea9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mk" fo:country="MK" style:text-underline-style="none"/>
    </style:style>
    <style:style style:name="T4" style:family="text">
      <style:text-properties fo:language="en" fo:country="US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cesnik(<text:span text:style-name="T1">brPasos</text:span><text:span text:style-name="T2">, ime, prezime, datumRagjanje, drzavaPoteklo)</text:span></text:p>
      <text:p text:style-name="P1">Igrac(<text:span text:style-name="T1">brPasos*</text:span><text:span text:style-name="T2">, godinaPocetok,</text:span><text:span text:style-name="T4">brPasosTrener*</text:span><text:span text:style-name="T2">)</text:span></text:p>
      <text:p text:style-name="P1">Trener(<text:span text:style-name="T1">brPasos*</text:span><text:span text:style-name="T2">)</text:span></text:p>
      <text:p text:style-name="P1">Sudija(<text:span text:style-name="T1">brPasos*</text:span><text:span text:style-name="T2">,</text:span><text:span text:style-name="T4">iskustvo,natprevarId*</text:span><text:span text:style-name="T2">)</text:span></text:p>
      <text:p text:style-name="P2">Turnir(<text:span text:style-name="T1">ime</text:span><text:span text:style-name="T2">,najdobarIgrac*)</text:span></text:p>
      <text:p text:style-name="P3">Turnir_tip(<text:span text:style-name="T1">turnirIme*,tip</text:span>)</text:p>
      <text:p text:style-name="P3">Natprevar(<text:span text:style-name="T1">id*</text:span>,vremePocetok,vremeKraj,kraenRezultat)</text:p>
      <text:p text:style-name="P3">Teren(<text:span text:style-name="T1">ime</text:span>,tip,brSedista)</text:p>
      <text:p text:style-name="P3"/>
      <text:p text:style-name="P2">Rang_mesto(<text:span text:style-name="T1">pocetenDatum,kraenDatum,brPasos*</text:span><text:span text:style-name="T2">)</text:span></text:p>
      <text:p text:style-name="P2">Sponzor_za_igrac(<text:span text:style-name="T1">ime</text:span><text:span text:style-name="T2">,</text:span><text:span text:style-name="T1">brPasos*</text:span><text:span text:style-name="T3">)</text:span></text:p>
      <text:p text:style-name="P3">Natprevaruvac(<text:span text:style-name="T1">pozicija</text:span>,<text:span text:style-name="T1">idNatprevar*</text:span>)</text:p>
      <text:p text:style-name="P3">Godina_na_odrzuvanje(<text:span text:style-name="T1">datumOd,datumDo,turnirIme*,terenIme*</text:span>)</text:p>
      <text:p text:style-name="P3">Odrzuvanje_turnir(<text:span text:style-name="T1">datumOd*,datumDo*,turnirIme*,terenIme*,sponzorIme*)</text:span> //not sure abt this one</text:p>
      <text:p text:style-name="P3">Bilet(<text:span text:style-name="T1">natprevaruvac1*,natprevaruvac2*,turnirIme*</text:span>,cena)</text:p>
      <text:p text:style-name="P3"/>
      <text:p text:style-name="P3">Trening(<text:span text:style-name="T1">brPasosIgrac*,brPasosTrener*,terenIme*</text:span>,vreme,den,mesec,godina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1T01:13:10.403000000</meta:creation-date>
    <dc:date>2023-11-11T01:54:54.278000000</dc:date>
    <meta:editing-duration>PT41M44S</meta:editing-duration>
    <meta:editing-cycles>1</meta:editing-cycles>
    <meta:document-statistic meta:table-count="0" meta:image-count="0" meta:object-count="0" meta:page-count="1" meta:paragraph-count="15" meta:word-count="25" meta:character-count="671" meta:non-whitespace-character-count="661"/>
    <meta:generator>LibreOffice/7.5.1.2$Windows_X86_64 LibreOffice_project/fcbaee479e84c6cd81291587d2ee68cba099e129</meta:generator>
  </office:meta>
</office:document-meta>
</file>